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40000005B342B7C78.png" manifest:media-type="image/png"/>
  <manifest:file-entry manifest:full-path="Pictures/10000001000000590000005F36A728A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L1" style:master-page-name="Standard">
      <style:paragraph-properties style:page-number="0"/>
    </style:style>
    <style:style style:name="P2" style:family="paragraph" style:parent-style-name="Title">
      <style:paragraph-properties fo:margin-top="0.423cm" fo:margin-bottom="0.353cm" style:contextual-spacing="false" fo:line-height="115%"/>
    </style:style>
    <style:style style:name="P3" style:family="paragraph" style:parent-style-name="Title">
      <style:paragraph-properties fo:margin-top="0cm" fo:margin-bottom="0.212cm" style:contextual-spacing="false" fo:line-height="115%"/>
    </style:style>
    <style:style style:name="P4" style:family="paragraph" style:parent-style-name="Title">
      <style:text-properties officeooo:rsid="002877fc" officeooo:paragraph-rsid="002877fc"/>
    </style:style>
    <style:style style:name="P5" style:family="paragraph" style:parent-style-name="Subtitle">
      <style:paragraph-properties fo:margin-top="0cm" fo:margin-bottom="0cm" style:contextual-spacing="false" fo:line-height="115%" fo:text-align="center" style:justify-single-word="false"/>
      <style:text-properties officeooo:rsid="00084aeb" officeooo:paragraph-rsid="00084aeb"/>
    </style:style>
    <style:style style:name="P6" style:family="paragraph" style:parent-style-name="Subtitle">
      <style:paragraph-properties fo:margin-top="0cm" fo:margin-bottom="0cm" style:contextual-spacing="false" fo:line-height="115%" fo:text-align="center" style:justify-single-word="false"/>
      <style:text-properties fo:color="#000000" loext:opacity="100%"/>
    </style:style>
    <style:style style:name="P7" style:family="paragraph" style:parent-style-name="Subtitle">
      <style:paragraph-properties fo:margin-top="0cm" fo:margin-bottom="0cm" style:contextual-spacing="false" fo:line-height="115%" fo:text-align="start" style:justify-single-word="false" fo:text-indent="-1.249cm" style:auto-text-indent="false">
        <style:tab-stops>
          <style:tab-stop style:position="2.979cm"/>
        </style:tab-stops>
      </style:paragraph-properties>
    </style:style>
    <style:style style:name="P8" style:family="paragraph" style:parent-style-name="Subtitle">
      <style:paragraph-properties fo:margin-top="0cm" fo:margin-bottom="0cm" style:contextual-spacing="false" fo:line-height="115%" fo:text-align="center" style:justify-single-word="false"/>
    </style:style>
    <style:style style:name="P9" style:family="paragraph" style:parent-style-name="Heading_20_1">
      <style:paragraph-properties fo:margin-left="0.762cm" fo:margin-top="0cm" fo:margin-bottom="0.423cm" style:contextual-spacing="false" fo:text-indent="0cm" style:auto-text-indent="false" fo:break-before="page"/>
    </style:style>
    <style:style style:name="P10" style:family="paragraph" style:parent-style-name="Standard">
      <style:paragraph-properties fo:margin-left="11.43cm"/>
    </style:style>
    <style:style style:name="P11" style:family="paragraph" style:parent-style-name="Standard">
      <style:paragraph-properties fo:margin-left="11.43cm" fo:text-indent="1.27cm" style:auto-text-indent="false"/>
    </style:style>
    <style:style style:name="P12" style:family="paragraph" style:parent-style-name="Standard">
      <style:paragraph-properties fo:margin-top="0.353cm" fo:margin-bottom="0.353cm" style:contextual-spacing="false"/>
    </style:style>
    <style:style style:name="P13" style:family="paragraph" style:parent-style-name="Standard">
      <style:paragraph-properties fo:margin-left="0.762cm" fo:margin-top="0cm" fo:margin-bottom="0.423cm" style:contextual-spacing="false" fo:text-indent="0cm" style:auto-text-indent="false"/>
    </style:style>
    <style:style style:name="P14" style:family="paragraph" style:parent-style-name="Standard">
      <style:paragraph-properties fo:margin-left="0.762cm" fo:margin-top="0cm" fo:margin-bottom="0.423cm" style:contextual-spacing="false" fo:text-indent="0cm" style:auto-text-indent="false" fo:break-before="page"/>
    </style:style>
    <style:style style:name="P15" style:family="paragraph" style:parent-style-name="Contents_20_1">
      <style:paragraph-properties>
        <style:tab-stops>
          <style:tab-stop style:position="16.501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501cm" style:type="right" style:leader-style="dotted" style:leader-text="."/>
        </style:tab-stops>
      </style:paragraph-properties>
    </style:style>
    <style:style style:name="P18" style:family="paragraph" style:parent-style-name="Standard">
      <style:paragraph-properties fo:margin-top="0cm" fo:margin-bottom="0.141cm" style:contextual-spacing="false">
        <style:tab-stops>
          <style:tab-stop style:position="16.506cm" style:type="right"/>
        </style:tab-stops>
      </style:paragraph-properties>
    </style:style>
    <style:style style:name="P19" style:family="paragraph" style:parent-style-name="Heading_20_1">
      <style:paragraph-properties fo:break-before="page"/>
    </style:style>
    <style:style style:name="P20" style:family="paragraph" style:parent-style-name="Standard">
      <style:text-properties officeooo:paragraph-rsid="0006f674"/>
    </style:style>
    <style:style style:name="P21" style:family="paragraph" style:parent-style-name="Heading_20_2">
      <style:paragraph-properties fo:break-before="page"/>
    </style:style>
    <style:style style:name="P22" style:family="paragraph" style:parent-style-name="Standard">
      <style:text-properties officeooo:rsid="0007bba0" officeooo:paragraph-rsid="000ea241"/>
    </style:style>
    <style:style style:name="P23" style:family="paragraph" style:parent-style-name="Standard">
      <style:text-properties officeooo:rsid="000a14a6" officeooo:paragraph-rsid="000ea241"/>
    </style:style>
    <style:style style:name="P24" style:family="paragraph" style:parent-style-name="Standard">
      <style:text-properties officeooo:rsid="000b3b3a" officeooo:paragraph-rsid="000b3b3a"/>
    </style:style>
    <style:style style:name="P25" style:family="paragraph" style:parent-style-name="Heading_20_2">
      <style:text-properties officeooo:paragraph-rsid="000b3b3a"/>
    </style:style>
    <style:style style:name="P26" style:family="paragraph" style:parent-style-name="Standard">
      <style:text-properties officeooo:rsid="001119e0" officeooo:paragraph-rsid="001119e0"/>
    </style:style>
    <style:style style:name="P27" style:family="paragraph" style:parent-style-name="Standard">
      <style:text-properties officeooo:rsid="001498c6" officeooo:paragraph-rsid="001498c6"/>
    </style:style>
    <style:style style:name="P28" style:family="paragraph" style:parent-style-name="Heading_20_2">
      <style:text-properties officeooo:rsid="001498c6" officeooo:paragraph-rsid="001498c6"/>
    </style:style>
    <style:style style:name="P29" style:family="paragraph" style:parent-style-name="Standard">
      <style:text-properties officeooo:rsid="0016759e" officeooo:paragraph-rsid="0016759e"/>
    </style:style>
    <style:style style:name="P30" style:family="paragraph" style:parent-style-name="Standard">
      <style:text-properties officeooo:rsid="0016ee9c" officeooo:paragraph-rsid="0016ee9c"/>
    </style:style>
    <style:style style:name="P31" style:family="paragraph" style:parent-style-name="Standard">
      <style:text-properties officeooo:rsid="001b0d85" officeooo:paragraph-rsid="001b0d85"/>
    </style:style>
    <style:style style:name="P32" style:family="paragraph" style:parent-style-name="Heading_20_2">
      <style:text-properties officeooo:paragraph-rsid="001b0d85"/>
    </style:style>
    <style:style style:name="P33" style:family="paragraph" style:parent-style-name="Standard">
      <style:text-properties officeooo:rsid="002a1c97" officeooo:paragraph-rsid="002a1c97"/>
    </style:style>
    <style:style style:name="P34" style:family="paragraph" style:parent-style-name="Standard">
      <style:text-properties officeooo:rsid="002a9dfc" officeooo:paragraph-rsid="002a9dfc"/>
    </style:style>
    <style:style style:name="P35" style:family="paragraph" style:parent-style-name="Standard">
      <style:text-properties officeooo:rsid="002c66cc" officeooo:paragraph-rsid="002c66cc"/>
    </style:style>
    <style:style style:name="P36" style:family="paragraph" style:parent-style-name="Standard">
      <style:text-properties officeooo:rsid="00449154" officeooo:paragraph-rsid="00449154"/>
    </style:style>
    <style:style style:name="P37" style:family="paragraph" style:parent-style-name="Standard">
      <style:text-properties officeooo:rsid="0046c98c" officeooo:paragraph-rsid="0046c98c"/>
    </style:style>
    <style:style style:name="P38" style:family="paragraph" style:parent-style-name="Standard">
      <style:text-properties officeooo:rsid="0048047b" officeooo:paragraph-rsid="0048047b"/>
    </style:style>
    <style:style style:name="P39" style:family="paragraph" style:parent-style-name="Standard">
      <style:text-properties officeooo:rsid="004fc198" officeooo:paragraph-rsid="0051a5b8"/>
    </style:style>
    <style:style style:name="P40" style:family="paragraph" style:parent-style-name="Standard">
      <style:text-properties officeooo:rsid="00542dc6" officeooo:paragraph-rsid="00542dc6"/>
    </style:style>
    <style:style style:name="P41" style:family="paragraph" style:parent-style-name="Heading_20_3">
      <style:text-properties officeooo:rsid="0056c32f" officeooo:paragraph-rsid="0056c32f"/>
    </style:style>
    <style:style style:name="P42" style:family="paragraph" style:parent-style-name="Standard">
      <style:text-properties officeooo:rsid="0056c32f" officeooo:paragraph-rsid="0056c32f"/>
    </style:style>
    <style:style style:name="P43" style:family="paragraph" style:parent-style-name="Standard">
      <style:text-properties officeooo:rsid="003c17bf" officeooo:paragraph-rsid="003c17bf"/>
    </style:style>
    <style:style style:name="P44" style:family="paragraph" style:parent-style-name="Standard">
      <style:text-properties officeooo:paragraph-rsid="004198b1"/>
    </style:style>
    <style:style style:name="P45" style:family="paragraph">
      <loext:graphic-properties draw:fill="solid" draw:fill-color="#a0a0a0"/>
      <style:paragraph-properties fo:text-align="center"/>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fo:color="#000000" loext:opacity="100%"/>
    </style:style>
    <style:style style:name="T4" style:family="text">
      <style:text-properties fo:color="#000000" loext:opacity="100%" fo:font-size="14pt" style:font-size-asian="14pt" style:font-size-complex="14pt"/>
    </style:style>
    <style:style style:name="T5" style:family="text">
      <style:text-properties fo:color="#000000" loext:opacity="100%" fo:font-size="14pt" fo:font-weight="bold" style:font-size-asian="14pt" style:font-weight-asian="bold" style:font-size-complex="14pt"/>
    </style:style>
    <style:style style:name="T6" style:family="text">
      <style:text-properties fo:color="#000000" loext:opacity="100%" fo:font-size="14pt" officeooo:rsid="00084aeb" style:font-size-asian="14pt" style:font-size-complex="14pt"/>
    </style:style>
    <style:style style:name="T7" style:family="text">
      <style:text-properties fo:color="#000000" loext:opacity="100%" style:font-name="Arial" fo:font-weight="bold" style:font-name-asian="Arial1" style:font-weight-asian="bold" style:font-name-complex="Arial1"/>
    </style:style>
    <style:style style:name="T8" style:family="text">
      <style:text-properties officeooo:rsid="0006f674"/>
    </style:style>
    <style:style style:name="T9" style:family="text">
      <style:text-properties officeooo:rsid="0007bba0"/>
    </style:style>
    <style:style style:name="T10" style:family="text">
      <style:text-properties officeooo:rsid="00084aeb"/>
    </style:style>
    <style:style style:name="T11" style:family="text">
      <style:text-properties officeooo:rsid="000a14a6"/>
    </style:style>
    <style:style style:name="T12" style:family="text">
      <style:text-properties officeooo:rsid="000ea241"/>
    </style:style>
    <style:style style:name="T13" style:family="text">
      <style:text-properties officeooo:rsid="0009fe74"/>
    </style:style>
    <style:style style:name="T14" style:family="text">
      <style:text-properties officeooo:rsid="000b3b3a"/>
    </style:style>
    <style:style style:name="T15" style:family="text">
      <style:text-properties officeooo:rsid="000bfda7"/>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148c2" style:font-style-asian="normal" style:font-style-complex="normal"/>
    </style:style>
    <style:style style:name="T19" style:family="text">
      <style:text-properties fo:font-style="normal" officeooo:rsid="0016759e" style:font-style-asian="normal" style:font-style-complex="normal"/>
    </style:style>
    <style:style style:name="T20" style:family="text">
      <style:text-properties officeooo:rsid="002c66cc"/>
    </style:style>
    <style:style style:name="T21" style:family="text">
      <style:text-properties officeooo:rsid="0016759e"/>
    </style:style>
    <style:style style:name="T22" style:family="text">
      <style:text-properties officeooo:rsid="00189a2e"/>
    </style:style>
    <style:style style:name="T23" style:family="text">
      <style:text-properties officeooo:rsid="0019b791"/>
    </style:style>
    <style:style style:name="T24" style:family="text">
      <style:text-properties fo:font-style="italic" officeooo:rsid="0019b791" style:font-style-asian="italic" style:font-style-complex="italic"/>
    </style:style>
    <style:style style:name="T25" style:family="text">
      <style:text-properties fo:font-style="italic" officeooo:rsid="001b0d85" style:font-style-asian="italic" style:font-style-complex="italic"/>
    </style:style>
    <style:style style:name="T26" style:family="text">
      <style:text-properties officeooo:rsid="001c4c7c"/>
    </style:style>
    <style:style style:name="T27" style:family="text">
      <style:text-properties fo:font-style="italic" officeooo:rsid="001c4c7c" style:font-style-asian="italic" style:font-style-complex="italic"/>
    </style:style>
    <style:style style:name="T28" style:family="text">
      <style:text-properties fo:font-style="italic" officeooo:rsid="002a1c97" style:font-style-asian="italic" style:font-style-complex="italic"/>
    </style:style>
    <style:style style:name="T29" style:family="text">
      <style:text-properties officeooo:rsid="003f93cd"/>
    </style:style>
    <style:style style:name="T30" style:family="text">
      <style:text-properties officeooo:rsid="002a9dfc"/>
    </style:style>
    <style:style style:name="T31" style:family="text">
      <style:text-properties officeooo:rsid="003df6ca"/>
    </style:style>
    <style:style style:name="T32" style:family="text">
      <style:text-properties fo:font-style="italic" officeooo:rsid="002a9dfc" style:font-style-asian="italic" style:font-style-complex="italic"/>
    </style:style>
    <style:style style:name="T33" style:family="text">
      <style:text-properties fo:font-style="normal" officeooo:rsid="002a9dfc" style:font-style-asian="normal" style:font-style-complex="normal"/>
    </style:style>
    <style:style style:name="T34" style:family="text">
      <style:text-properties fo:font-style="normal" officeooo:rsid="002d402c" style:font-style-asian="normal" style:font-style-complex="normal"/>
    </style:style>
    <style:style style:name="T35" style:family="text">
      <style:text-properties fo:font-style="italic" officeooo:rsid="002d402c" style:font-style-asian="italic" style:font-style-complex="italic"/>
    </style:style>
    <style:style style:name="T36" style:family="text">
      <style:text-properties fo:font-style="normal" officeooo:rsid="002f712c" style:font-style-asian="normal" style:font-style-complex="normal"/>
    </style:style>
    <style:style style:name="T37" style:family="text">
      <style:text-properties fo:font-style="italic" officeooo:rsid="002f712c" style:font-style-asian="italic" style:font-style-complex="italic"/>
    </style:style>
    <style:style style:name="T38" style:family="text">
      <style:text-properties officeooo:rsid="0056c32f"/>
    </style:style>
    <style:style style:name="T39" style:family="text">
      <style:text-properties officeooo:rsid="004531f6"/>
    </style:style>
    <style:style style:name="T40" style:family="text">
      <style:text-properties officeooo:rsid="0047f54e"/>
    </style:style>
    <style:style style:name="T41" style:family="text">
      <style:text-properties fo:font-style="normal" officeooo:rsid="004531f6" style:font-style-asian="normal" style:font-style-complex="normal"/>
    </style:style>
    <style:style style:name="T42" style:family="text">
      <style:text-properties fo:font-style="italic" officeooo:rsid="004531f6" style:font-style-asian="italic" style:font-style-complex="italic"/>
    </style:style>
    <style:style style:name="T43" style:family="text">
      <style:text-properties fo:font-style="normal" officeooo:rsid="0047011e" style:font-style-asian="normal" style:font-style-complex="normal"/>
    </style:style>
    <style:style style:name="T44" style:family="text">
      <style:text-properties fo:font-style="normal" officeooo:rsid="0047f54e" style:font-style-asian="normal" style:font-style-complex="normal"/>
    </style:style>
    <style:style style:name="T45" style:family="text">
      <style:text-properties fo:font-style="italic" officeooo:rsid="0047f54e" style:font-style-asian="italic" style:font-style-complex="italic"/>
    </style:style>
    <style:style style:name="T46" style:family="text">
      <style:text-properties officeooo:rsid="0048ee94"/>
    </style:style>
    <style:style style:name="T47" style:family="text">
      <style:text-properties officeooo:rsid="004efe47"/>
    </style:style>
    <style:style style:name="T48" style:family="text">
      <style:text-properties fo:font-style="italic" officeooo:rsid="004efe47" style:font-style-asian="italic" style:font-style-complex="italic"/>
    </style:style>
    <style:style style:name="T49" style:family="text">
      <style:text-properties fo:font-style="normal" officeooo:rsid="004efe47" style:font-style-asian="normal" style:font-style-complex="normal"/>
    </style:style>
    <style:style style:name="T50" style:family="text">
      <style:text-properties fo:font-style="normal" officeooo:rsid="004fc198" style:font-style-asian="normal" style:font-style-complex="normal"/>
    </style:style>
    <style:style style:name="T51" style:family="text">
      <style:text-properties officeooo:rsid="0051a5b8"/>
    </style:style>
    <style:style style:name="T52" style:family="text">
      <style:text-properties fo:font-style="italic" officeooo:rsid="0051a5b8" style:font-style-asian="italic" style:font-style-complex="italic"/>
    </style:style>
    <style:style style:name="T53" style:family="text">
      <style:text-properties fo:font-style="normal" officeooo:rsid="0051a5b8" style:font-style-asian="normal" style:font-style-complex="normal"/>
    </style:style>
    <style:style style:name="T54" style:family="text">
      <style:text-properties fo:font-style="normal" officeooo:rsid="00526255" style:font-style-asian="normal" style:font-style-complex="normal"/>
    </style:style>
    <style:style style:name="T55" style:family="text">
      <style:text-properties fo:font-style="normal" officeooo:rsid="0051fbd5" style:font-style-asian="normal" style:font-style-complex="normal"/>
    </style:style>
    <style:style style:name="T56" style:family="text">
      <style:text-properties fo:font-style="italic" officeooo:rsid="00526255" style:font-style-asian="italic" style:font-style-complex="italic"/>
    </style:style>
    <style:style style:name="T57" style:family="text">
      <style:text-properties fo:font-style="normal" officeooo:rsid="0056c32f" style:font-style-asian="normal" style:font-style-complex="normal"/>
    </style:style>
    <style:style style:name="T58" style:family="text">
      <style:text-properties fo:font-style="italic" officeooo:rsid="0056c32f" style:font-style-asian="italic" style:font-style-complex="italic"/>
    </style:style>
    <style:style style:name="T59" style:family="text">
      <style:text-properties fo:font-style="italic" officeooo:rsid="003df6ca" style:font-style-asian="italic" style:font-style-complex="italic"/>
    </style:style>
    <style:style style:name="T60" style:family="text">
      <style:text-properties fo:font-style="normal" officeooo:rsid="003df6ca" style:font-style-asian="normal" style:font-style-complex="normal"/>
    </style:style>
    <style:style style:name="T61" style:family="text">
      <style:text-properties fo:font-style="normal" officeooo:rsid="003f93cd" style:font-style-asian="normal" style:font-style-complex="normal"/>
    </style:style>
    <style:style style:name="T62" style:family="text">
      <style:text-properties fo:font-style="italic" officeooo:rsid="003f93cd" style:font-style-asian="italic" style:font-style-complex="italic"/>
    </style:style>
    <style:style style:name="T63" style:family="text">
      <style:text-properties fo:font-style="normal" officeooo:rsid="003fe7df" style:font-style-asian="normal" style:font-style-complex="normal"/>
    </style:style>
    <style:style style:name="T64" style:family="text">
      <style:text-properties fo:font-style="italic" officeooo:rsid="003fe7df" style:font-style-asian="italic" style:font-style-complex="italic"/>
    </style:style>
    <style:style style:name="T65" style:family="text">
      <style:text-properties fo:font-style="normal" officeooo:rsid="004198b1" style:font-style-asian="normal" style:font-style-complex="normal"/>
    </style:style>
    <style:style style:name="T66" style:family="text">
      <style:text-properties fo:font-style="italic" officeooo:rsid="004198b1" style:font-style-asian="italic" style:font-style-complex="italic"/>
    </style:style>
    <style:style style:name="T67" style:family="text">
      <style:text-properties fo:font-style="normal" officeooo:rsid="00414b01" style:font-style-asian="normal" style:font-style-complex="normal"/>
    </style:style>
    <style:style style:name="T68" style:family="text">
      <style:text-properties fo:font-style="italic" officeooo:rsid="00414b01" style:font-style-asian="italic" style:font-style-complex="italic"/>
    </style:style>
    <style:style style:name="T69" style:family="text">
      <style:text-properties fo:color="#000000" loext:opacity="100%" fo:font-style="italic" style:text-underline-style="none" style:font-style-asian="italic" style:font-style-complex="italic"/>
    </style:style>
    <style:style style:name="T70" style:family="text">
      <style:text-properties fo:font-style="normal" officeooo:rsid="0042bffb" style:font-style-asian="normal" style:font-style-complex="normal"/>
    </style:style>
    <style:style style:name="T71" style:family="text">
      <style:text-properties fo:font-style="italic" officeooo:rsid="0042bffb" style:font-style-asian="italic" style:font-style-complex="italic"/>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h text:style-name="P1" text:outline-level="1"/>
        </text:list-header>
      </text:list>
      <text:p text:style-name="P2" loext:marker-style-name="T1"><text:bookmark text:name="_gjdgxs"/><text:span text:style-name="T1">Maturitní práce z předmětu</text:span><text:span text:style-name="T1"/></text:p>
      <text:p text:style-name="P3" loext:marker-style-name="T1"><text:span text:style-name="T1">Informatika a Výpočetní Technika</text:span></text:p>
      <text:p text:style-name="Title"><text:bookmark text:name="_1fob9te"/></text:p>
      <text:p text:style-name="Title"><text:bookmark text:name="_3znysh7"/></text:p>
      <text:p text:style-name="P4" loext:marker-style-name="T2"><text:span text:style-name="T2">Tvorba programovacího jazyka Rogalo</text:span></text:p>
      <text:p text:style-name="P5" loext:marker-style-name="T3"><text:span text:style-name="T3">Jakub Svatuška 8.A</text:span></text:p>
      <text:p text:style-name="P6" loext:marker-style-name="T3"><text:bookmark text:name="_3dy6vkm"/></text:p>
      <text:p text:style-name="P6" loext:marker-style-name="T3"><text:bookmark text:name="_1t3h5sf"/></text:p>
      <text:p text:style-name="P6" loext:marker-style-name="T3"><text:bookmark text:name="_4d34og8"/></text:p>
      <text:p text:style-name="P6" loext:marker-style-name="T3"><text:bookmark text:name="_2s8eyo1"/></text:p>
      <text:p text:style-name="P6" loext:marker-style-name="T3"><text:bookmark text:name="_17dp8vu"/></text:p>
      <text:p text:style-name="Standard"/>
      <text:p text:style-name="Standard"/>
      <text:p text:style-name="P6" loext:marker-style-name="T3"><text:bookmark text:name="_3rdcrjn"/></text:p>
      <text:p text:style-name="P7" loext:marker-style-name="T4"><text:bookmark text:name="_26in1rg"/><text:span text:style-name="T5">Vedoucí práce:</text:span><text:span text:style-name="T4"> <text:tab/></text:span><text:span text:style-name="T6">Ing</text:span><text:span text:style-name="T4">. </text:span><text:span text:style-name="T6">Pavel Kryl</text:span></text:p>
      <text:p text:style-name="P7" loext:marker-style-name="T5"><text:bookmark text:name="_lnxbz9"/><text:span text:style-name="T5">Oponent: </text:span><text:span text:style-name="T4"><text:tab/></text:span><text:span text:style-name="T6">Ing</text:span><text:span text:style-name="T4">. </text:span><text:span text:style-name="T6">Vladimír Nulíček CSc.</text:span><text:span text:style-name="T4"><text:tab/> <text:tab/><text:tab/><text:tab/></text:span><text:span text:style-name="T5">Praha 2025</text:span></text:p>
      <text:p text:style-name="P8"/>
      <text:h text:style-name="P9" text:outline-level="1"><text:bookmark text:name="_44sinio"/><text:bookmark-start text:name="__RefHeading___Toc1343_3789043968"/>PROHLÁŠENÍ<text:bookmark-end text:name="__RefHeading___Toc1343_3789043968"/></text:h>
      <text:p text:style-name="Standard">Prohlašuji, že předložená práce je mým původním autorským dílem, které jsem vypracoval/a samostatně. Veškerou literaturu a další zdroje, z nichž jsem při zpracování čerpal/a, v práci řádně cituji a jsou uvedeny v seznamu použité literatury.</text:p>
      <text:p text:style-name="Standard">V Praze dne………….</text:p>
      <text:p text:style-name="P10">……………….</text:p>
      <text:p text:style-name="P11">(podpis)</text:p>
      <text:p text:style-name="P12">nebo: </text:p>
      <text:p text:style-name="P12">Pokud jste práci už někde uplatnili (např. jako SOČ, seminární práci apod.), je toto potřeba zde v prohlášení uvést.</text:p>
      <text:h text:style-name="P9" text:outline-level="1"><text:bookmark text:name="_2jxsxqh"/><text:bookmark-start text:name="__RefHeading___Toc1345_3789043968"/>ABSTRAKT<text:bookmark-end text:name="__RefHeading___Toc1345_3789043968"/></text:h>
      <text:p text:style-name="P13"/>
      <text:p text:style-name="P14"/>
      <text:table-of-content text:style-name="Sect1" text:protected="true" text:name="Table of Contents1">
        <text:table-of-content-source text:outline-level="10"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15"><text:a xlink:type="simple" xlink:href="#__RefHeading___Toc1343_3789043968" text:style-name="Index_20_Link" text:visited-style-name="Index_20_Link">1 PROHLÁŠENÍ<text:tab/>1</text:a></text:p>
          <text:p text:style-name="P15"><text:a xlink:type="simple" xlink:href="#__RefHeading___Toc1345_3789043968" text:style-name="Index_20_Link" text:visited-style-name="Index_20_Link">2 ABSTRAKT<text:tab/>2</text:a></text:p>
          <text:p text:style-name="P15"><text:a xlink:type="simple" xlink:href="#__RefHeading___Toc1341_3901771047" text:style-name="Index_20_Link" text:visited-style-name="Index_20_Link">3 Úvod<text:tab/>5</text:a></text:p>
          <text:p text:style-name="P16"><text:a xlink:type="simple" xlink:href="#__RefHeading___Toc1391_3789043968" text:style-name="Index_20_Link" text:visited-style-name="Index_20_Link">3.1 Přehled<text:tab/>5</text:a></text:p>
          <text:p text:style-name="P16"><text:a xlink:type="simple" xlink:href="#__RefHeading___Toc1351_3789043968" text:style-name="Index_20_Link" text:visited-style-name="Index_20_Link">3.2 Lexikální analyzátory<text:tab/>6</text:a></text:p>
          <text:p text:style-name="P16"><text:a xlink:type="simple" xlink:href="#__RefHeading___Toc1343_3901771047" text:style-name="Index_20_Link" text:visited-style-name="Index_20_Link">3.3 Syntaktický analyzátor<text:tab/>6</text:a></text:p>
          <text:p text:style-name="P17"><text:a xlink:type="simple" xlink:href="#__RefHeading___Toc1345_3901771047" text:style-name="Index_20_Link" text:visited-style-name="Index_20_Link">3.3.1 Konečný automat<text:tab/>6</text:a></text:p>
          <text:p text:style-name="P16"><text:a xlink:type="simple" xlink:href="#__RefHeading___Toc1347_3901771047" text:style-name="Index_20_Link" text:visited-style-name="Index_20_Link">3.4 Typy syntaktických analyzátorů<text:tab/>7</text:a></text:p>
          <text:p text:style-name="P17"><text:a xlink:type="simple" xlink:href="#__RefHeading___Toc1349_3901771047" text:style-name="Index_20_Link" text:visited-style-name="Index_20_Link">3.4.1 Shora dolů<text:tab/>7</text:a></text:p>
          <text:p text:style-name="P17"><text:a xlink:type="simple" xlink:href="#__RefHeading___Toc1351_3901771047" text:style-name="Index_20_Link" text:visited-style-name="Index_20_Link">3.4.2 Zespoda nahoru<text:tab/>7</text:a></text:p>
          <text:p text:style-name="P16"><text:a xlink:type="simple" xlink:href="#__RefHeading___Toc729_1611209431" text:style-name="Index_20_Link" text:visited-style-name="Index_20_Link">3.5 LL<text:tab/>7</text:a></text:p>
          <text:p text:style-name="P16"><text:a xlink:type="simple" xlink:href="#__RefHeading___Toc731_1611209431" text:style-name="Index_20_Link" text:visited-style-name="Index_20_Link">3.6 LR<text:tab/>8</text:a></text:p>
          <text:p text:style-name="P15"><text:a xlink:type="simple" xlink:href="#__RefHeading___Toc733_1611209431" text:style-name="Index_20_Link" text:visited-style-name="Index_20_Link">4 Využité nástroje<text:tab/>9</text:a></text:p>
          <text:p text:style-name="P16"><text:a xlink:type="simple" xlink:href="#__RefHeading___Toc735_1611209431" text:style-name="Index_20_Link" text:visited-style-name="Index_20_Link">4.1 FLEX<text:tab/>9</text:a></text:p>
          <text:p text:style-name="P16"><text:a xlink:type="simple" xlink:href="#__RefHeading___Toc737_1611209431" text:style-name="Index_20_Link" text:visited-style-name="Index_20_Link">4.2 BISON<text:tab/>9</text:a></text:p>
          <text:p text:style-name="P16"><text:a xlink:type="simple" xlink:href="#__RefHeading___Toc739_1611209431" text:style-name="Index_20_Link" text:visited-style-name="Index_20_Link">4.3 LLVM<text:tab/>9</text:a></text:p>
          <text:p text:style-name="P15"><text:a xlink:type="simple" xlink:href="#__RefHeading___Toc1083_1716699866" text:style-name="Index_20_Link" text:visited-style-name="Index_20_Link">5 Parser.y<text:tab/>10</text:a></text:p>
          <text:p text:style-name="P16"><text:a xlink:type="simple" xlink:href="#__RefHeading___Toc1085_1716699866" text:style-name="Index_20_Link" text:visited-style-name="Index_20_Link">5.1 Gramatická pravidla<text:tab/>10</text:a></text:p>
          <text:p text:style-name="P16"><text:a xlink:type="simple" xlink:href="#__RefHeading___Toc1087_1716699866" text:style-name="Index_20_Link" text:visited-style-name="Index_20_Link">5.2 Deklarace<text:tab/>10</text:a></text:p>
          <text:p text:style-name="P17"><text:a xlink:type="simple" xlink:href="#__RefHeading___Toc648_1243889013" text:style-name="Index_20_Link" text:visited-style-name="Index_20_Link">5.2.1 Proměnné<text:tab/>10</text:a></text:p>
          <text:p text:style-name="P17"><text:a xlink:type="simple" xlink:href="#__RefHeading___Toc650_1243889013" text:style-name="Index_20_Link" text:visited-style-name="Index_20_Link">5.2.2 Funkce<text:tab/>10</text:a></text:p>
          <text:p text:style-name="P17"><text:a xlink:type="simple" xlink:href="#__RefHeading___Toc1089_1716699866" text:style-name="Index_20_Link" text:visited-style-name="Index_20_Link">5.2.3 Stringů<text:tab/>10</text:a></text:p>
          <text:p text:style-name="P17"><text:a xlink:type="simple" xlink:href="#__RefHeading___Toc652_1243889013" text:style-name="Index_20_Link" text:visited-style-name="Index_20_Link">5.2.4 Pole<text:tab/>10</text:a></text:p>
          <text:p text:style-name="P16"><text:a xlink:type="simple" xlink:href="#__RefHeading___Toc654_1243889013" text:style-name="Index_20_Link" text:visited-style-name="Index_20_Link">5.3 Řídící struktury<text:tab/>10</text:a></text:p>
          <text:p text:style-name="P17"><text:a xlink:type="simple" xlink:href="#__RefHeading___Toc656_1243889013" text:style-name="Index_20_Link" text:visited-style-name="Index_20_Link"><text:soft-page-break/>5.3.1 Loop<text:tab/>10</text:a></text:p>
          <text:p text:style-name="P17"><text:a xlink:type="simple" xlink:href="#__RefHeading___Toc658_1243889013" text:style-name="Index_20_Link" text:visited-style-name="Index_20_Link">5.3.2 If<text:tab/>10</text:a></text:p>
          <text:p text:style-name="P16"><text:a xlink:type="simple" xlink:href="#__RefHeading___Toc660_1243889013" text:style-name="Index_20_Link" text:visited-style-name="Index_20_Link">5.4 Změna proměnné<text:tab/>10</text:a></text:p>
          <text:p text:style-name="P15"><text:a xlink:type="simple" xlink:href="#__RefHeading___Toc662_1243889013" text:style-name="Index_20_Link" text:visited-style-name="Index_20_Link">6 Spuštění<text:tab/>11</text:a></text:p>
          <text:p text:style-name="P15"><text:a xlink:type="simple" xlink:href="#__RefHeading___Toc664_1243889013" text:style-name="Index_20_Link" text:visited-style-name="Index_20_Link">7 Závěr<text:tab/>12</text:a></text:p>
        </text:index-body>
      </text:table-of-content>
      <text:p text:style-name="P18" loext:marker-style-name="T7"/>
      <text:h text:style-name="P19" text:outline-level="1"><text:bookmark-start text:name="__RefHeading___Toc1341_3901771047"/>Úvod<text:bookmark-end text:name="__RefHeading___Toc1341_3901771047"/></text:h>
      <text:h text:style-name="Heading_20_2" text:outline-level="2"><text:bookmark-start text:name="__RefHeading___Toc1391_3789043968"/>Přehled<text:bookmark-end text:name="__RefHeading___Toc1391_3789043968"/></text:h>
      <text:p text:style-name="P20"><text:span text:style-name="T8">Maturitní práce si dává za cíl navrhnout vlastní syntaxi programovacího jazyka </text:span><text:span text:style-name="T9">se základními funkcemi</text:span><text:span text:style-name="T8">. </text:span><text:span text:style-name="T9">Zavedení statického pole se bohužel z časových důvodů nepovedlo. </text:span><text:span text:style-name="T8">Pro tento jazyk vytvořit gramatický lexer za pomocí nástroje FLEX. Pro vytvořené tokeny sestavit pravidla gramatiky pomocí parsovacího nástroje BISON a v rámci těchto pravidel generovat LLVM kód, který bude posléze možné zkompilovat pomocí vysoce optimalizovaného a uznávaného kompilátoru CLANG do </text:span><text:span text:style-name="T9">spustitelného souboru.</text:span></text:p>
      <text:h text:style-name="P21" text:outline-level="2"><text:bookmark-start text:name="__RefHeading___Toc1351_3789043968"/>Lexikální analyzátory<text:bookmark-end text:name="__RefHeading___Toc1351_3789043968"/></text:h>
      <text:p text:style-name="P22">Lexikální analyzátor bere jako vstup nějaký <text:span text:style-name="T10">textový </text:span>soubor. <text:span text:style-name="T11">V textovém souboru je nějakým jazyk</text:span><text:span text:style-name="T10"> – lexovat se můžou i mluvené jazyky</text:span><text:span text:style-name="T11">.</text:span><text:span text:style-name="T10"> </text:span><text:span text:style-name="T11">Analyzátor text z</text:span>pracuje a vrátí sadu po sobě jdoucích předem definovaných tokenů. Tokeny jsou <text:span text:style-name="T12">elementárními nositely významu v rámci daného jazyka. Jde tedy prakticky o</text:span> <text:span text:style-name="T10">reprezentac</text:span><text:span text:style-name="T12">i (</text:span>regex<text:span text:style-name="T12">)</text:span> pravidly daného kusu textu – může to tedy být například slovo, odstavec, mezera, závorka nebo více v kontextu programovacích jazyků <text:span text:style-name="T13">uplatnitelné </text:span>dvojté rovná se, různá klíčová slova – if, loop, def, ..., název stringu atd. K tomuto kusu textu lexer přiřadí příslušný token, tedy pokud narazí na „if“ vrátí dvojici („if“ : <text:s/>IF), když dojde k „==“, vrátí („==“ : EQUALS). Díky tomu, že vytváří tyto dvojice, je možné zpětně tokeny využívat. Některé lexery <text:span text:style-name="T13">při najití určitého tokenu ještě umožňují vykonat nějaké operace. Je tak možné vypisovat třeba na kterém řádku se token objeví či provádět různé operace na hodnotě tokenu.</text:span></text:p>
      <text:h text:style-name="Heading_20_2" text:outline-level="2"><text:bookmark-start text:name="__RefHeading___Toc1343_3901771047"/><text:span text:style-name="T11">Syntaktický analyzátor</text:span><text:span text:style-name="T13"> </text:span><text:bookmark-end text:name="__RefHeading___Toc1343_3901771047"/></text:h>
      <text:p text:style-name="P23">Parser, tedy syntaktický analyzátor je dalším krokem v překladu jazyka. Za vstup bere tokeny vytvořené lexikálním analyzátorem a vytvoří z nich hierarchický syntaktický strom, jenž reprezentuje strukturu textu v rámci předem definovaných pravidel. Během vytváření tohoto stromu kontroluje, zda je v kontextu stanovených pravidel jazyka text smysluplný. <text:span text:style-name="T12">Toto je možné za využití pravidel bezkontextové gramatiky, takové která si nemůže předchozí výskyt konstruktu. Ta nemusí pojímat všechny pravidla jazyka, ale pokud by byla použita gramatika kontextová nemohl by být text efektivně syntakticky analyzován, proto se používají jiné nástroje pro vymáhání kontextových pravidel – např. tabulka symbolů. Ta se vytváří</text:span><text:span text:style-name="T14"> díky přidaným pravidlům </text:span><text:span text:style-name="T12">v gramatice a s její pomocí se tak</text:span><text:span text:style-name="T14"> může kontrolovat sémantická správnost textu. Společně s</text:span><text:span text:style-name="T12">e</text:span><text:span text:style-name="T14"> sémantickou kontrolou zároveň probíhá generování nového kódu, respektive druhého jazyka. </text:span><text:span text:style-name="T12">Pokud by se jednalo o interpret, byl by syntaktický strom rovnou vyhodnocován.</text:span></text:p>
      <text:h text:style-name="Heading_20_3" text:outline-level="3"><text:bookmark-start text:name="__RefHeading___Toc1345_3901771047"/>Konečný automat<text:bookmark-end text:name="__RefHeading___Toc1345_3901771047"/></text:h>
      <text:p text:style-name="P24">Syntaktické analyzátory fungují na principu konečného automatu. <text:span text:style-name="T12">Zjednodušeně se jedná o</text:span> jednoduch<text:span text:style-name="T12">ý poč</text:span>ítač, <text:span text:style-name="T12">který</text:span> má konečný počet stavů mezi kterými se přesouvá závisle na symbolech, jež čte ze vstupu. Pamatuje si pouze aktuální stav a nic jiného. <text:span text:style-name="T15">Konečný automat začne v počátečním stavu a přečte první token, podle svých pravidel se přesune do jiného stavu a přečte další token. Jestliže je </text:span><text:span text:style-name="T12">na</text:span><text:span text:style-name="T15"> konci ve stavu uznávaném jako konečný, byl vstup syntakticky správně strukturovaný, v opačném případě nikoliv.</text:span></text:p>
      <text:h text:style-name="P25" text:outline-level="2"><text:bookmark-start text:name="__RefHeading___Toc1347_3901771047"/><text:soft-page-break/>Typy syntaktických analyzátorů<text:bookmark-end text:name="__RefHeading___Toc1347_3901771047"/></text:h>
      <text:p text:style-name="P26">Syntaktické analyzátory jsou většinou označovány skupinou písmen – LR, LL(1). První písmeno značí, že parser text zpracovává zleva doprava, druhé jestli používá levou, či pravou derivaci. Za těmito písmeny stojí často číslo v závorce uvádějící počet tokenů, na který se může parser dopředně podívat LR(k). Pro takzvaný lookahead<text:span text:style-name="T16"> k </text:span><text:span text:style-name="T17">se</text:span><text:span text:style-name="T16"> </text:span>zpravidla používá <text:span text:style-name="T16">k = 1</text:span>. Gramatika s nulovým lookaheadem by nebyla schopna jakékoliv rekurze a musela by se na základně jednoho symbolu rozhodnout, nemožné posoudit složitější struktury. Pro nejpoužívanější typ gramatiky LR jsou postupy, jak ty s <text:span text:style-name="T16">k &gt; 1</text:span><text:span text:style-name="T17"> převést na LR(1), jelikož ty se mnohem efektivněji syntakticky analyzují. <text:s/></text:span><text:span text:style-name="T18">Před touto definicí občas ještě stojí další specifikace parseru – LALR, SLR </text:span><text:span text:style-name="T19">(zjednodušené formy kanonického LR analyzátoru)</text:span><text:span text:style-name="T18">, GLR </text:span><text:span text:style-name="T19">(analyzátor nedeterministických gramatik)</text:span><text:span text:style-name="T18">.</text:span></text:p>
      <text:h text:style-name="Heading_20_3" text:outline-level="3"><text:bookmark-start text:name="__RefHeading___Toc1349_3901771047"/>Shora dolů<text:bookmark-end text:name="__RefHeading___Toc1349_3901771047"/></text:h>
      <text:p text:style-name="P27">Tento typ začíná analýzu od největšího stavebního kamene a snaží se ho postupně expandovat a výsledek napasovat na vstupní text. Postupné „rozbíjení“ větších kamenů vede až k posledním terminálním tokenům, které je možné porovnat se vztupem.</text:p>
      <text:h text:style-name="Heading_20_3" text:outline-level="3"><text:bookmark-start text:name="__RefHeading___Toc1351_3901771047"/>Zespoda nahoru<text:bookmark-end text:name="__RefHeading___Toc1351_3901771047"/></text:h>
      <text:p text:style-name="P27">Častější <text:span text:style-name="T20">i praktičtějším </text:span>způsobem je analýza začínající od terminálů. Těmito definitivnými kameny začne a skládá z nich postupně více a více abstrahované pravidla, jež dohromady tvoří různé podstromy, až dojde k cílovému neterminálu, který podstromy spojí a vznikne tak finální syntaktický strom. </text:p>
      <text:h text:style-name="Heading_20_2" text:outline-level="2"><text:bookmark-start text:name="__RefHeading___Toc729_1611209431"/>LL<text:bookmark-end text:name="__RefHeading___Toc729_1611209431"/></text:h>
      <text:p text:style-name="P27">LL parsování odpovídá systému shora dolů přičemž se využívá levé derivace. To znamená že analyzátor proměnuje symboly v pořadí z leva. Máme li výraz 1 + 1 = 2, provede následující kroky:</text:p>
      <text:p text:style-name="P27">S</text:p>
      <text:p text:style-name="P27">→ S + S</text:p>
      <text:p text:style-name="P27">→ S + S = S</text:p>
      <text:p text:style-name="P27">→ 1 + S = S</text:p>
      <text:p text:style-name="P27">→ 1 + 1 = S</text:p>
      <text:p text:style-name="P27">→ 1 + 1 = 2</text:p>
      <text:h text:style-name="P28" text:outline-level="2"><text:bookmark-start text:name="__RefHeading___Toc731_1611209431"/><text:soft-page-break/>LR<text:bookmark-end text:name="__RefHeading___Toc731_1611209431"/></text:h>
      <text:p text:style-name="P27">LR parser používá opačného principu a analyzuje odspoda nahoru s využitím pravé derivace. <text:span text:style-name="T21">Tedy analogicky se jedná o expanzi symbolů zprava. Výše uvedený výraz by tedy s LR gramatikou vypadal takto:</text:span></text:p>
      <text:p text:style-name="P29">S</text:p>
      <text:p text:style-name="P29">→ S = S</text:p>
      <text:p text:style-name="P29">→ S + S = S</text:p>
      <text:p text:style-name="P29">→ S + S = 2</text:p>
      <text:p text:style-name="P29">→ S + 1 = 2</text:p>
      <text:p text:style-name="P29">→ 1 + 1 = 2</text:p>
      <text:h text:style-name="Heading_20_1" text:outline-level="1"><text:bookmark-start text:name="__RefHeading___Toc733_1611209431"/>Využité nástroje<text:bookmark-end text:name="__RefHeading___Toc733_1611209431"/></text:h>
      <text:h text:style-name="Heading_20_2" text:outline-level="2"><text:bookmark-start text:name="__RefHeading___Toc735_1611209431"/>FLEX<text:bookmark-end text:name="__RefHeading___Toc735_1611209431"/></text:h>
      <text:p text:style-name="P30">FLEX je open-source nástroj, který generuje lexikální analyzátor. Umožňuje zefektivnit a výrazně zkrátit vytváření analyzátoru. <text:span text:style-name="T22">Struktura FLEX programu je následující: začíná definicemi, následuje uživatelský kód v c, nebo c++ (v mém případě c) uzavřený v závorkách s procenty % { } %. Pak </text:span><text:span text:style-name="T23">jsou v souboru deklarace stavů jiných než INITIAL, dále dvojitá procenta %% po kterých přijdou na řadu samotná pravidla pro lexování. Pokud bychom chtěli používat pouze lexikální analýzu bez syntaktické, dal by se ještě na konec souboru připojit driver kód. Nástroj se volá z příkazové řádky následovně: </text:span><text:span text:style-name="T24">flex [možnosti] [název souboru].</text:span><text:span text:style-name="T25">l</text:span></text:p>
      <text:h text:style-name="Heading_20_2" text:outline-level="2"><text:bookmark-start text:name="__RefHeading___Toc737_1611209431"/>BISON<text:bookmark-end text:name="__RefHeading___Toc737_1611209431"/></text:h>
      <text:p text:style-name="P31">BISON je obdobně praktickým a výrazně práci ulehčujícím nástrojem. Generuje syntaktický generátor na základě gramatických pravidel. Struktura je velice podobná jako u FLEX souboru. Tedy začíná uživatelským kódem <text:span text:style-name="T26">statických deklarací</text:span> v závorkách s procenty {% %}, následují definice datových typů tokenů, pak definice tokenů samotných, neterminálů, předností jednotlivých symbolů i startovacího symbolu. <text:span text:style-name="T26">Dále se v souboru vyskytují gramatická pravidla uzavřená v dvojitých procetech %% … %%. Na konci souboru jsou definice na začátku deklarovaných funkcí společně s hlavní main funkcí, která celý analyzátor spouští. BISON se volá také z příkazové řádky: </text:span><text:span text:style-name="T27">bison [možnosti] </text:span><text:span text:style-name="T28">[název souboru].y</text:span></text:p>
      <text:h text:style-name="P32" text:outline-level="2"><text:bookmark-start text:name="__RefHeading___Toc739_1611209431"/>LLVM<text:bookmark-end text:name="__RefHeading___Toc739_1611209431"/></text:h>
      <text:p text:style-name="P33">LLVM je <text:span text:style-name="T29">optimalizuje kód</text:span>, soustředí se na meziplatformovou reprezentaci kódu – LLVM IR. Tento „srozumitelnější assembly kód“ <text:span text:style-name="T29">postupně </text:span>zlepšuje v několika po sobě jdoucích průchodech. <text:span text:style-name="T30">Normálně dostane optimalizátor </text:span><text:span text:style-name="T29">původní </text:span><text:span text:style-name="T30">IR od nějakého kompilátoru, <text:s/>v mém případě mu ho generuji sám. </text:span><text:span text:style-name="T31">Clang jakožto součást LLVM projektu </text:span><text:span text:style-name="T29">obsahuje tento optimalizátor, ale i kompilátor ze samotného LLVM IR do strojového kódu. Clang</text:span><text:span text:style-name="T32"> </text:span><text:span text:style-name="T33">za mě tedy spustí LLVM optimalizátor a zároveň z optimalizované verze IR vytvoří spustitelný soubor.</text:span></text:p>
      <text:h text:style-name="Heading_20_1" text:outline-level="1"><text:bookmark-start text:name="__RefHeading___Toc1083_1716699866"/>Parser.y<text:bookmark-end text:name="__RefHeading___Toc1083_1716699866"/></text:h>
      <text:p text:style-name="P34">Soubor generující syntaktický analyzátor je bezpochyby nejsložitější, a proto bych ho v této kapitole rád popsal podrobněji. </text:p>
      <text:h text:style-name="Heading_20_2" text:outline-level="2"><text:bookmark-start text:name="__RefHeading___Toc1085_1716699866"/>Gramatická pravidla<text:bookmark-end text:name="__RefHeading___Toc1085_1716699866"/></text:h>
      <text:p text:style-name="P35">Budu je vysvětlovat způsobem shora dolů, i když jsem si vědom, že BISON využívá LR princip a tedy analýzu zespoda nahoru. Celý soubor je uzavřen v neterminálu <text:span text:style-name="T16">st</text:span><text:span text:style-name="T17">, jenž se skládá z neterminálů začátku souboru a programu. </text:span><text:span text:style-name="T34">Program se rekurzivně skládá z neterminálů </text:span><text:span text:style-name="T35">statement</text:span><text:span text:style-name="T34">. Tedy může jich tam být 0 – </text:span><text:span text:style-name="T35">n </text:span><text:span text:style-name="T34">za sebou. </text:span><text:span text:style-name="T35">Statement </text:span><text:span text:style-name="T34">může být buďto deklarace, řídící struktura, změna proměnné nebo komentář. </text:span><text:span text:style-name="T36">Pod deklarace spadá vytvoření nové proměné, funkce, textového řetězce i pole. Mezi řídící struktury patří </text:span><text:span text:style-name="T37">loop</text:span><text:span text:style-name="T36"> a </text:span><text:span text:style-name="T37">if. </text:span><text:span text:style-name="T36">Dále ukáži, jak jsem konkrétní struktury přeložil z jazyka Rogalo do LLVM IR.</text:span></text:p>
      <text:h text:style-name="Heading_20_2" text:outline-level="2"><text:bookmark-start text:name="__RefHeading___Toc1087_1716699866"/>Deklarace<text:bookmark-end text:name="__RefHeading___Toc1087_1716699866"/></text:h>
      <text:h text:style-name="Heading_20_3" text:outline-level="3"><text:bookmark-start text:name="__RefHeading___Toc648_1243889013"/><text:span text:style-name="T38">Jednoduché p</text:span>roměnné<text:bookmark-end text:name="__RefHeading___Toc648_1243889013"/></text:h>
      <text:p text:style-name="P36">Proměnné v mém kódu jsou reprezentovány jako pointer. To je proto, aby se mohla jejich hodnota měnit a nemusela se pokaždé vytvářet nová proměnná, jelikož LLVM IR je SSA. To znamená, že každé proměnné může být přiřazena hodnota právě jednou. Při deklaraci proměnné tedy vytvořím pointer s přísluš<text:span text:style-name="T39">ým typem </text:span><text:span text:style-name="T40">a k jeho názvu připojím nulu, aby bylo jasné, že to je pointer</text:span>, a poté na místo na které ukazuje uložím hodnotu, která je proměnné přiřazována. </text:p>
      <text:h text:style-name="Heading_20_3" text:outline-level="3"><text:bookmark-start text:name="__RefHeading___Toc650_1243889013"/>Funkce<text:bookmark-end text:name="__RefHeading___Toc650_1243889013"/></text:h>
      <text:p text:style-name="P36">Definice funkcí by měly být na nejvyšší úrovní LLVM IR programu, tedy mimo funkci <text:span text:style-name="T16">main</text:span><text:span text:style-name="T17">. Proto mám otevřené dva soubory – </text:span><text:span text:style-name="T16">out.ll </text:span><text:span text:style-name="T17">a </text:span><text:span text:style-name="T16">temp_out.ll</text:span><text:span text:style-name="T17">. To mi umožňuje psát definice funkcí do </text:span><text:span text:style-name="T16">out.ll</text:span><text:span text:style-name="T17"> a zbytek do </text:span><text:span text:style-name="T16">temp_out.ll</text:span><text:span text:style-name="T17"> a posléze připojit </text:span><text:span text:style-name="T16">temp_out.ll </text:span><text:span text:style-name="T17">k </text:span><text:span text:style-name="T16">out.ll</text:span><text:span text:style-name="T17">, a tak dosáhnout definice funkcí na začátku souboru. </text:span><text:span text:style-name="T41">Gramatická pravidla funkce mám definované takto: klíčové slovo funkce, datový typ návratové hodnoty, název funkce, argumenty funkce a tělo funkce. Datový typ je stejný jako u proměnné, s tím rozdílem, že funkce může vracet i pole, které je popsané níže. Argumenty fukce jsou předávány normální proměnnou, a tak je potřeba je na začátku funkce převést na pointer, abych s nimi mohl dál pracovat. Tělo funkce vypadá stejně jako normální kód, ale kromě tokenu </text:span><text:span text:style-name="T42">statement </text:span><text:span text:style-name="T41">akceptuje ještě </text:span><text:span text:style-name="T42">return</text:span><text:span text:style-name="T41">. </text:span></text:p>
      <text:h text:style-name="Heading_20_3" text:outline-level="3"><text:bookmark-start text:name="__RefHeading___Toc1089_1716699866"/><text:soft-page-break/>Stringů<text:bookmark-end text:name="__RefHeading___Toc1089_1716699866"/></text:h>
      <text:p text:style-name="P37">Textové řetězce mám definované jako globální konstanty na začátku souboru. Je tedy obdobně jako u definicí fukncí potřeba ošetřit, aby byly před fukncí <text:span text:style-name="T16">main</text:span><text:span text:style-name="T17">. Zde ovšem nastává konflikt, pokud jsem v definici funkce a vytvářím string, mohlo by se stát, že bych konstantu vytvořil uprostřed funkce, a tím pádem ji vytvářel při každém volání funkce. </text:span><text:span text:style-name="T43">Proto </text:span><text:span text:style-name="T44">jsem vytvořil dočasný</text:span><text:span text:style-name="T43"> </text:span><text:span text:style-name="T44">string, do kterého se deklarace stringů ukládají v případě, že je kód v deklaraci funkce. Když pak program dojde na konec funkce, daný string vytiskne za funkci, čímž se zajistí, že se stringy nebudou tvořit vícekrát. <text:s/>Samotný datový typ je statické pole znaků. V kódu tedy deklarace stringů vypadá takto: „</text:span><text:span text:style-name="T45">@[název stringu] = private constant [[délka stringu] x i8] c“[string samotný]“ </text:span><text:span text:style-name="T44">“. </text:span></text:p>
      <text:h text:style-name="Heading_20_3" text:outline-level="3"><text:bookmark-start text:name="__RefHeading___Toc652_1243889013"/>Pole<text:bookmark-end text:name="__RefHeading___Toc652_1243889013"/></text:h>
      <text:p text:style-name="P38">U deklarace polí jsem se je rozhodl pouze inicializovat. Tedy nepřiřazuji každému prvku nějakou hodnotu, <text:span text:style-name="T46">to je povoleno jenom jednotlivě, pro každý prvek pole zvlášť</text:span>. <text:span text:style-name="T46">Ovšem</text:span> deklarace která kopíruje cel<text:span text:style-name="T46">é jiné pole je povolená. Jako u proměnné se vytvoří pointer s daným typem a názvem s připojenou nulou na konci. Nicméně právě typ pole je v tomto případě trochu komplikovanější. </text:span><text:span text:style-name="T47">Syntace deklarací polí v Rogalu je následovná:</text:span><text:span text:style-name="T48"> „arr [typ elementů] [jméno pole] [specifikace pole]“, </text:span><text:span text:style-name="T49">specifikace pole vypadá takto: „</text:span><text:span text:style-name="T48">[výraz][výraz][výraz]…</text:span><text:span text:style-name="T49">“. Výraz nejvíce na pravo je nejvnitřnější, tedy deklarace „</text:span><text:span text:style-name="T48">arr int pole[2][4][3]</text:span><text:span text:style-name="T49">“ vytvoří pole s dvěmi prvky – poli o čtyřech prvcích, které jsou také pole a mají v sobě tři prvky typu int. Tuto specifikaci ukládám v zásobníku, z kterého pak tvořím typ v LLVM IR, který vypadá takto: „</text:span><text:span text:style-name="T48">[2 x [4 x [3 x i32]]]</text:span><text:span text:style-name="T49">“. Přistupuji k tomu takovým způsobem, že vytvořím první závorku se základním typem seznamu „</text:span><text:span text:style-name="T48">[3 x i32]</text:span><text:span text:style-name="T49">“ a potom k ní zvenku přidávám vrchní položky ze zásobníku. </text:span><text:span text:style-name="T50">Pokud novému seznamu přiřazuji jiný seznam, proběhne kontrola, zda se jeho typ shoduje s typem zadaným.</text:span></text:p>
      <text:h text:style-name="Heading_20_2" text:outline-level="2"><text:bookmark-start text:name="__RefHeading___Toc654_1243889013"/>Řídící struktury<text:bookmark-end text:name="__RefHeading___Toc654_1243889013"/></text:h>
      <text:h text:style-name="Heading_20_3" text:outline-level="3"><text:bookmark-start text:name="__RefHeading___Toc656_1243889013"/>Loop<text:bookmark-end text:name="__RefHeading___Toc656_1243889013"/></text:h>
      <text:p text:style-name="P39">Řídící struktura loop je <text:span text:style-name="T51">jedna z</text:span> <text:span text:style-name="T51">nej</text:span>komplikovan<text:span text:style-name="T51">ějších částí projektu, znát je to na množství kódu, který při jejím tvoření generuji. Začínám přípravným blokem kódu. Ten vytvoří proměnou, přes kterou bude </text:span><text:span text:style-name="T52">loop </text:span><text:span text:style-name="T53">interovat a uloží do ní startovní hodnotu. Zároveň vytvoří proměnnou s maximální hodnotou, ke které se bude iterovat. </text:span><text:span text:style-name="T54">Také</text:span><text:span text:style-name="T53"> se vytvoří proměnná, která ukazuje, zda je startovní hodnota vyšší, nebo nižší než cílová. Touto proměnnou se </text:span><text:span text:style-name="T52">loop</text:span><text:span text:style-name="T53"> dělý na dvě části. V prní vždy kontroluje, zda </text:span><text:span text:style-name="T55">je proměná menší než cílová hodnota a krok přičítá, zatímco v druhé větvi kontroluje, zda je proměnná větší a krok odečítá. </text:span><text:span text:style-name="T54">Kontrolování probíhá před spuštěním kódu uvnitř </text:span><text:soft-page-break/><text:span text:style-name="T56">loopu</text:span><text:span text:style-name="T54">, Přidávání či odčítání po něm. Zároveň s tím se skočí na zpět na kontrolu a pokud už byly podmínky splněny z </text:span><text:span text:style-name="T56">loopu </text:span><text:span text:style-name="T54">se vyskočí.</text:span></text:p>
      <text:h text:style-name="Heading_20_3" text:outline-level="3"><text:bookmark-start text:name="__RefHeading___Toc658_1243889013"/>If<text:bookmark-end text:name="__RefHeading___Toc658_1243889013"/></text:h>
      <text:p text:style-name="P40">U řídící struktury <text:span text:style-name="T16">if </text:span><text:span text:style-name="T17">se jednoduše vytvoří proměnná, která rozhoduje, zda se má skočit do bloku s kódem v </text:span><text:span text:style-name="T16">if </text:span><text:span text:style-name="T17">struktuře, nebo se má pokračovat dál. Pro tento účel se v LLVM IR využívá příkaz </text:span><text:span text:style-name="T16">icmp: „%condition = icmp [operace] [typ] [první proměnná], [druhá proměnná]“. </text:span><text:span text:style-name="T17">Ve výsledku to pak může vypadat zhruba takto: „</text:span><text:span text:style-name="T16">%condition_if1 = icmp sgt i32 %t10, 12</text:span><text:span text:style-name="T17">“</text:span><text:span text:style-name="T16">. </text:span><text:span text:style-name="T17">Ptáme se, jestli je proměnná </text:span><text:span text:style-name="T16">t10</text:span><text:span text:style-name="T17"> (může být i negativní, proto </text:span><text:span text:style-name="T16">sgt</text:span><text:span text:style-name="T17">) větší než 12, pokud ano bude hodnota </text:span><text:span text:style-name="T16">%condition_if1 </text:span><text:span text:style-name="T17">nastavena na 1, jinak na 0. Proměná se pak využije pro určení, zda pokračovat dál, nebo se vnořit do </text:span><text:span text:style-name="T16">if</text:span><text:span text:style-name="T17">: „</text:span><text:span text:style-name="T57">br i1 </text:span><text:span text:style-name="T58">[proměnná], label [když je proměnná 1], label [když je proměnná 0]</text:span><text:span text:style-name="T17">“. </text:span></text:p>
      <text:h text:style-name="Heading_20_2" text:outline-level="2"><text:bookmark-start text:name="__RefHeading___Toc660_1243889013"/>Změna proměnné<text:bookmark-end text:name="__RefHeading___Toc660_1243889013"/></text:h>
      <text:h text:style-name="P41" text:outline-level="3">Jednoduché proměnné</text:h>
      <text:p text:style-name="P42">Změna jednoduhé proměnné spočívá v tom, že si vyhledám její typ v tabulce, do které si je ukládám a potom uložím přiřazovanou hodnotu do pointru proměnné: „<text:span text:style-name="T16">store [typ] [přiřazovaná hodnota], ptr [název proměnné]0</text:span>“.</text:p>
      <text:h text:style-name="Heading_20_3" text:outline-level="3">Pole</text:h>
      <text:p text:style-name="Standard"/>
      <text:h text:style-name="Heading_20_1" text:outline-level="1"><text:bookmark-start text:name="__RefHeading___Toc662_1243889013"/>Spuštění<text:bookmark-end text:name="__RefHeading___Toc662_1243889013"/></text:h>
      <text:p text:style-name="P43">Pro spuštění kódu psaného v jazyku Rogalo musíte mít naistalované toolchainy <text:span text:style-name="T16">bison</text:span><text:span text:style-name="T17">, </text:span><text:span text:style-name="T59">flex</text:span><text:span text:style-name="T60"> </text:span><text:span text:style-name="T61">a </text:span><text:span text:style-name="T62">clang. </text:span><text:span text:style-name="T61">První krok je vytvoření syntaktického analyzátoru. Ten se vytváří první, jelikož </text:span><text:span text:style-name="T62">flex</text:span><text:span text:style-name="T61"> využívá soubor </text:span><text:span text:style-name="T62">y.tab.h</text:span><text:span text:style-name="T61"> ve kterém jsou definované tokeny a generuje ho právě volání </text:span><text:span text:style-name="T62">bisonu </text:span><text:span text:style-name="T63">se svolenou možností </text:span><text:span text:style-name="T64">-d</text:span><text:span text:style-name="T61">. Příkaz může vypadat <text:s/>následovně:</text:span><text:span text:style-name="T62"> „bison -</text:span><text:span text:style-name="T64">d </text:span><text:span text:style-name="T62">parser.y“.</text:span><text:span text:style-name="T61"> </text:span><text:span text:style-name="T65">V souboru </text:span><text:span text:style-name="T66">parser.y </text:span><text:span text:style-name="T65">musí být ve funkci main uveden váš soubor jako input. </text:span><text:span text:style-name="T63">P</text:span><text:span text:style-name="T61">o</text:span><text:span text:style-name="T63">té</text:span><text:span text:style-name="T61"> <text:s/>vytvoří</text:span><text:span text:style-name="T63">me</text:span><text:span text:style-name="T61"> lexikální analyzátor pomocí </text:span><text:span text:style-name="T63">nástroje </text:span><text:span text:style-name="T64">flex</text:span><text:span text:style-name="T63">: „</text:span><text:span text:style-name="T64">flex grammar.l</text:span><text:span text:style-name="T63">“. Následně zkompilujeme oba dva vygenerované analyzátory do jednoho souboru pomocí nástroje </text:span><text:span text:style-name="T64">clang</text:span><text:span text:style-name="T63">: „</text:span><text:span text:style-name="T64">clang lex.yy.x parser.tab.c</text:span><text:span text:style-name="T63">“ a spustíme vytvořený kód: „</text:span><text:span text:style-name="T67">a</text:span><text:span text:style-name="T68">.exe</text:span><text:span text:style-name="T63">“.</text:span></text:p>
      <text:p text:style-name="P44"><text:span text:style-name="T65">Nyní se vygeneruje soubor v LLVM IR nazvaný v mé verzi </text:span><text:span text:style-name="T66">out.ll</text:span><text:span text:style-name="T65">. Tento soubor tedy zoptimalizujeme a skompilujeme do strojového kódu pomocí </text:span><text:span text:style-name="T66">clang </text:span><text:span text:style-name="T65">následovně: </text:span><text:span text:style-name="T66">„clang out.ll“</text:span><text:span text:style-name="T65">. To ovšem nestačí, jelikož Rogalo používá funkci </text:span><text:span text:style-name="T66">mingw_printf</text:span><text:span text:style-name="T65">, která je součástí standartní c knihovny </text:span><text:span text:style-name="T66">stdio.h</text:span><text:span text:style-name="T65">. Proto je potřeba soubor ještě propojit s touto knihovnou. Výsledný příkaz může vypadat takhle: „</text:span><text:span text:style-name="T66">clang out.ll -o final -LC:</text:span><text:a xlink:type="simple" xlink:href="file://dev//clang//llvm-mingw-20250114-msvcrt-x86_64//include//stdio.h" text:style-name="Internet_20_link" text:visited-style-name="Visited_20_Internet_20_Link"><text:span text:style-name="T69">\dev\clang\llvm-mingw-20250114-msvcrt-x86_64\include\stdio.h</text:span></text:a><text:span text:style-name="T66">“, </text:span><text:span text:style-name="T70">obecněji pak takto: „</text:span><text:span text:style-name="T71">clang out.ll -o final -L[cesta ke knihovně stdio.h]</text:span><text:span text:style-name="T70">“. Tím vznikne finálni soubor </text:span><text:span text:style-name="T71">final.exe, </text:span><text:span text:style-name="T70">který už jednoduše spustíme. </text:span></text:p>
      <text:h text:style-name="Heading_20_1" text:outline-level="1"><text:bookmark-start text:name="__RefHeading___Toc664_1243889013"/>Závěr<text:bookmark-end text:name="__RefHeading___Toc664_124388901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50%" fo:text-align="justify"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chapter">
      <style:paragraph-properties fo:margin-left="0.762cm" fo:margin-top="0cm" fo:margin-bottom="0.423cm" style:contextual-spacing="false" fo:keep-together="always" fo:text-indent="-0.762cm" style:auto-text-indent="false" fo:break-before="page" fo:keep-with-next="always"/>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class="chapter">
      <style:paragraph-properties fo:margin-left="1.016cm" fo:margin-top="0.423cm" fo:margin-bottom="0.212cm" style:contextual-spacing="false" fo:keep-together="always" fo:text-indent="-1.016cm"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class="chapter">
      <style:paragraph-properties fo:margin-left="1.27cm" fo:margin-top="0.423cm" fo:margin-bottom="0cm" style:contextual-spacing="false" fo:keep-together="always" fo:text-indent="-1.27cm" style:auto-text-indent="false"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Standard" style:next-style-name="Standard" style:default-outline-level="4" style:class="chapter">
      <style:paragraph-properties fo:margin-left="1.524cm" fo:margin-top="0.494cm" fo:margin-bottom="0.141cm" style:contextual-spacing="false" fo:keep-together="always" fo:text-indent="-1.524cm" style:auto-text-indent="false" fo:keep-with-next="always"/>
      <style:text-properties fo:color="#666666" loext:opacity="100%"/>
    </style:style>
    <style:style style:name="Heading_20_5" style:display-name="Heading 5" style:family="paragraph" style:parent-style-name="Standard" style:next-style-name="Standard" style:default-outline-level="5" style:list-style-name="" style:class="chapter">
      <style:paragraph-properties fo:margin-left="1.778cm" fo:margin-top="0.423cm" fo:margin-bottom="0.141cm" style:contextual-spacing="false" fo:keep-together="always" fo:text-indent="-1.778cm" style:auto-text-indent="false"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chapter">
      <style:paragraph-properties fo:margin-left="2.032cm" fo:margin-top="0.423cm" fo:margin-bottom="0.141cm" style:contextual-spacing="false" fo:keep-together="always" fo:text-indent="-2.032cm" style:auto-text-indent="false"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212cm" fo:margin-bottom="0.106cm" style:contextual-spacing="false" fo:text-align="center" style:justify-single-word="false" fo:keep-together="always" fo:keep-with-next="always"/>
      <style:text-properties style:font-name="Arial" fo:font-family="Arial" style:font-family-generic="roman" style:font-pitch="variable" fo:font-size="26pt"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cm" fo:margin-bottom="0cm" style:contextual-spacing="false" fo:line-height="100%" text:number-lines="true" text:line-number="0">
        <style:tab-stops>
          <style:tab-stop style:position="8.001cm" style:type="center"/>
          <style:tab-stop style:position="16.002cm" style:type="right"/>
        </style:tab-stops>
      </style:paragraph-properties>
    </style:style>
    <style:style style:name="Footer" style:family="paragraph" style:parent-style-name="Standard" loext:linked-style-name="Zápatí_20_Char" style:class="extra">
      <style:paragraph-properties fo:margin-top="0cm" fo:margin-bottom="0cm" style:contextual-spacing="false" fo:line-height="100%" text:number-lines="tru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style style:name="Contents_20_1" style:display-name="Contents 1" style:family="paragraph" style:parent-style-name="Index" style:class="index">
      <style:paragraph-properties fo:margin-left="0cm" fo:text-indent="0cm" style:auto-text-indent="false">
        <style:tab-stops>
          <style:tab-stop style:position="16.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3cm" style:type="right" style:leader-style="dotted" style:leader-text="."/>
        </style:tab-stops>
      </style:paragraph-properties>
    </style:style>
    <style:style style:name="Default_20_Paragraph_20_Font_20__28_WW_29_" style:display-name="Default Paragraph Font (WW)" style:family="text"/>
    <style:style style:name="Záhlaví_20_Char" style:display-name="Záhlaví Char" style:family="text" style:parent-style-name="Default_20_Paragraph_20_Font_20__28_WW_29_" loext:linked-style-name="Header"/>
    <style:style style:name="Zápatí_20_Char" style:display-name="Zápatí Char" style:family="text" style:parent-style-name="Default_20_Paragraph_20_Font_20__28_WW_29_"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73" style:display-name="ListLabel 73" style:family="text">
      <style:text-properties fo:color="#1155cc"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cm" fo:margin-bottom="0cm" style:contextual-spacing="false" fo:line-height="115%" fo:text-align="center" style:justify-single-word="false"/>
    </style:style>
    <style:style style:name="MP2" style:family="paragraph" style:parent-style-name="Standard">
      <style:paragraph-properties fo:margin-top="0cm" fo:margin-bottom="0cm" style:contextual-spacing="false" fo:line-height="115%" fo:text-align="center" style:justify-single-word="false" fo:text-indent="-1.499cm" style:auto-text-indent="false"/>
      <style:text-properties style:font-name="Arial" fo:font-size="14pt" style:font-name-asian="Arial1" style:font-size-asian="14pt" style:font-name-complex="Arial1" style:font-size-complex="14pt"/>
    </style:style>
    <style:style style:name="MP3" style:family="paragraph" style:parent-style-name="Standard">
      <style:paragraph-properties fo:margin-top="0cm" fo:margin-bottom="0cm" style:contextual-spacing="false" fo:line-height="115%" fo:text-align="center" style:justify-single-word="false" fo:text-indent="-1.499cm" style:auto-text-indent="false"/>
    </style:style>
    <style:style style:name="MP4" style:family="paragraph">
      <loext:graphic-properties draw:fill="solid" draw:fill-color="#a0a0a0"/>
      <style:paragraph-properties fo:text-align="center"/>
    </style:style>
    <style:style style:name="MP5" style:family="paragraph" style:parent-style-name="Standard">
      <style:paragraph-properties fo:text-align="center" style:justify-single-word="false"/>
      <style:text-properties officeooo:paragraph-rsid="00526255"/>
    </style:style>
    <style:style style:name="MP6" style:family="paragraph" style:parent-style-name="Standard">
      <style:paragraph-properties fo:margin-top="0cm" fo:margin-bottom="0cm" style:contextual-spacing="false" fo:line-height="100%" fo:padding="0cm" fo:border="none" style:shadow="none" style:join-border="false">
        <style:tab-stops>
          <style:tab-stop style:position="8.001cm" style:type="center"/>
          <style:tab-stop style:position="16.002cm" style:type="right"/>
        </style:tab-stops>
      </style:paragraph-properties>
      <style:text-properties fo:color="#000000" loext:opacity="100%"/>
    </style:style>
    <style:style style:name="MP7" style:family="paragraph" style:parent-style-name="Standard">
      <style:paragraph-properties fo:margin-top="0cm" fo:margin-bottom="0cm" style:contextual-spacing="false" fo:line-height="100%" fo:text-align="center" style:justify-single-word="false" fo:padding="0cm" fo:border="none" style:shadow="none" style:join-border="false">
        <style:tab-stops>
          <style:tab-stop style:position="8.001cm" style:type="center"/>
          <style:tab-stop style:position="16.002cm" style:type="right"/>
        </style:tab-stops>
      </style:paragraph-properties>
    </style:style>
    <style:style style:name="MP8" style:family="paragraph" style:parent-style-name="Standard">
      <style:paragraph-properties fo:text-align="center" style:justify-single-word="false"/>
    </style:style>
    <style:style style:name="MT1" style:family="text">
      <style:text-properties style:font-name="Arial" fo:font-size="28pt" fo:font-weight="bold" style:font-name-asian="Arial1" style:font-size-asian="28pt" style:font-weight-asian="bold" style:font-name-complex="Arial1" style:font-size-complex="28pt"/>
    </style:style>
    <style:style style:name="MT2" style:family="text">
      <style:text-properties style:font-name="Arial" fo:font-size="14pt" fo:font-weight="bold" style:font-name-asian="Arial1" style:font-size-asian="14pt" style:font-weight-asian="bold" style:font-name-complex="Arial1" style:font-size-complex="14pt"/>
    </style:style>
    <style:style style:name="MT3" style:family="text">
      <style:text-properties style:font-name="Arial" fo:font-size="14pt" style:font-name-asian="Arial1" style:font-size-asian="14pt" style:font-name-complex="Arial1" style:font-size-complex="14pt"/>
    </style:style>
    <style:style style:name="MT4" style:family="text">
      <style:text-properties fo:color="#000000" loext:opacity="10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0.998cm" fo:margin-left="2.999cm" fo:margin-right="1.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501cm" fo:margin-left="0cm" fo:margin-right="0cm" fo:margin-top="1.4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 loext:marker-style-name="MT1"><text:span text:style-name="MT1">ARCIBISKUPSKÉ</text:span><draw:frame draw:style-name="Mfr1" draw:name="image1.png" text:anchor-type="char" svg:x="-1.344cm" svg:y="-0.104cm" svg:width="3.493cm" svg:height="2.408cm" draw:z-index="0"><draw:image xlink:href="Pictures/10000001000000840000005B342B7C78.png" xlink:type="simple" xlink:show="embed" xlink:actuate="onLoad" draw:mime-type="image/png"/></draw:frame><draw:frame draw:style-name="Mfr1" draw:name="image3.png" text:anchor-type="char" svg:x="13.891cm" svg:y="-0.159cm" svg:width="2.355cm" svg:height="2.514cm" draw:z-index="1"><draw:image xlink:href="Pictures/10000001000000590000005F36A728A1.png" xlink:type="simple" xlink:show="embed" xlink:actuate="onLoad" draw:mime-type="image/png"/></draw:frame><text:span text:style-name="MT1"/></text:p>
        <text:p text:style-name="MP1" loext:marker-style-name="MT1"><text:span text:style-name="MT1">GYMNÁZIUM</text:span><text:span text:style-name="MT1"/></text:p>
        <text:p text:style-name="MP1" loext:marker-style-name="MT2"><text:span text:style-name="MT2"><text:s/></text:span><text:span text:style-name="MT2"/></text:p>
        <text:p text:style-name="MP1" loext:marker-style-name="MT3"><text:span text:style-name="MT3">Korunní 586/2 | Vinohrady | 120 00 Praha 2</text:span><text:span text:style-name="MT3"/></text:p>
        <text:p text:style-name="MP2" loext:marker-style-name="MT3"/>
        <text:p text:style-name="MP3" loext:marker-style-name="MT3"><draw:rect text:anchor-type="as-char" style:rel-width="100%" draw:z-index="2" draw:name="Shape1" draw:style-name="Mgr1" draw:text-style-name="MP4" svg:width="16.502cm" svg:height="0.054cm"><text:p/></draw:rect></text:p>
      </style:header-first>
      <style:footer>
        <text:p text:style-name="MP5"/>
      </style:footer>
      <style:footer-first>
        <text:p text:style-name="Footer"/>
      </style:footer-first>
    </style:master-page>
    <style:master-page style:name="Converted1" style:page-layout-name="Mpm1" draw:style-name="Mdp1">
      <style:header>
        <text:p text:style-name="MP6" loext:marker-style-name="MT4"/>
      </style:header>
      <style:footer>
        <text:p text:style-name="MP7" loext:marker-style-name="MT4"><text:page-number text:select-page="current">0</text:page-number></text:p>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Lucie Bohata,,,,</meta:initial-creator>
    <meta:editing-cycles>28</meta:editing-cycles>
    <meta:creation-date>2024-09-12T09:49:00</meta:creation-date>
    <dc:date>2025-03-16T16:25:57.679442900</dc:date>
    <meta:editing-duration>PT15H51M</meta:editing-duration>
    <meta:generator>LibreOffice/25.2.1.2$Windows_X86_64 LibreOffice_project/d3abf4aee5fd705e4a92bba33a32f40bc4e56f49</meta:generator>
    <meta:document-statistic meta:table-count="0" meta:image-count="2" meta:object-count="0" meta:page-count="15" meta:paragraph-count="114" meta:word-count="2338" meta:character-count="14956" meta:non-whitespace-character-count="12729"/>
    <meta:user-defined meta:name="AppVersion">16.0000</meta:user-defined>
    <meta:user-defined meta:name="Company">Hewlett-Packard</meta:user-defined>
    <meta:template xlink:type="simple" xlink:actuate="onRequest" xlink:title="Normal" xlink:href=""/>
  </office:meta>
</office:document-meta>
</file>